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80000000EE34F0FA694.svm"/>
  <manifest:file-entry manifest:media-type="" manifest:full-path="Pictures/2000000700002413000010BF8B50EBA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*****************************************************************************/</text:p>
      <text:p text:style-name="Standard">/***************************Name:- Divesh Uttamchandani***************************/</text:p>
      <text:p text:style-name="Standard">/***************************Class :- XII <text:s/>A <text:s text:c="26"/>***************************/</text:p>
      <text:p text:style-name="Standard">/***************************Date <text:s/>:- 07 July 2014 <text:s text:c="15"/>***************************/</text:p>
      <text:p text:style-name="Standard">/***************************Q-4) <text:s/>:- Date <text:s text:c="28"/>***************************/</text:p>
      <text:p text:style-name="Standard">/******************************************************************************//</text:p>
      <text:p text:style-name="Standard"/>
      <text:p text:style-name="Standard">#include&lt;iostream.h&gt;</text:p>
      <text:p text:style-name="Standard">#include&lt;conio.h&gt;</text:p>
      <text:p text:style-name="Standard">#include&lt;process.h&gt;</text:p>
      <text:p text:style-name="Standard"/>
      <text:p text:style-name="Standard">////////////////////////////////////////////////////////////////////////////////////////////////////////////////////////////////////////////////</text:p>
      <text:p text:style-name="Standard">class date</text:p>
      <text:p text:style-name="Standard">{</text:p>
      <text:p text:style-name="Standard">private:</text:p>
      <text:p text:style-name="Standard"><text:s text:c="4"/>int mm,dd,yyyy;</text:p>
      <text:p text:style-name="Standard"><text:s text:c="4"/>int check_leap(int yyyy);</text:p>
      <text:p text:style-name="Standard"><text:s text:c="4"/>int days_in_month(int mm,int yyyy);</text:p>
      <text:p text:style-name="Standard"><text:s text:c="4"/>int check_valid(int dd,int mm,int yyyy);</text:p>
      <text:p text:style-name="Standard"><text:s text:c="4"/>int abs(int a);</text:p>
      <text:p text:style-name="Standard">public:</text:p>
      <text:p text:style-name="Standard"><text:s text:c="4"/>void enter();</text:p>
      <text:p text:style-name="Standard"><text:s text:c="4"/>void display();</text:p>
      <text:p text:style-name="Standard"><text:s text:c="4"/>date newdate(date,int);</text:p>
      <text:p text:style-name="Standard">};</text:p>
      <text:p text:style-name="Standard">//______________________________________________________________________________//</text:p>
      <text:p text:style-name="Standard">int date::check_leap(int yyyy)</text:p>
      <text:p text:style-name="Standard">{</text:p>
      <text:p text:style-name="Standard"><text:s text:c="4"/>if(yyyy%4==0&amp;&amp;yyyy%100!=0||yyyy%400==0)</text:p>
      <text:p text:style-name="Standard"><text:tab/>return 1;</text:p>
      <text:p text:style-name="Standard"><text:s text:c="4"/>else</text:p>
      <text:p text:style-name="Standard"><text:tab/>return 0;</text:p>
      <text:p text:style-name="Standard">}</text:p>
      <text:p text:style-name="Standard">//............................................................................................................................................................//</text:p>
      <text:p text:style-name="Standard">int date::days_in_month(int mm,int yyyy)</text:p>
      <text:p text:style-name="Standard">{</text:p>
      <text:p text:style-name="Standard"><text:s text:c="4"/>switch(mm)</text:p>
      <text:p text:style-name="Standard"><text:s text:c="4"/>{</text:p>
      <text:p text:style-name="Standard"><text:s text:c="4"/>case 2:</text:p>
      <text:p text:style-name="Standard"><text:tab/>{</text:p>
      <text:p text:style-name="Standard"><text:tab/> <text:s text:c="3"/>if(check_leap(yyyy)==1) //if year is leap</text:p>
      <text:p text:style-name="Standard"><text:tab/><text:tab/>return 29;</text:p>
      <text:p text:style-name="Standard"><text:tab/> <text:s text:c="3"/>else</text:p>
      <text:p text:style-name="Standard"><text:tab/><text:tab/>return 28;</text:p>
      <text:p text:style-name="Standard"><text:tab/>}</text:p>
      <text:p text:style-name="Standard"><text:s text:c="4"/>case 4:</text:p>
      <text:p text:style-name="Standard"><text:s text:c="4"/>case 6:</text:p>
      <text:p text:style-name="Standard"><text:s text:c="4"/>case 9:</text:p>
      <text:p text:style-name="Standard"><text:s text:c="4"/>case 11: return 30;</text:p>
      <text:p text:style-name="Standard"><text:s text:c="4"/>default: return 31;</text:p>
      <text:p text:style-name="Standard"><text:s text:c="4"/>}</text:p>
      <text:p text:style-name="Standard">}</text:p>
      <text:p text:style-name="Standard"><text:soft-page-break/>//............................................................................................................................................................//</text:p>
      <text:p text:style-name="Standard">int date::check_valid(int dd,int mm,int yyyy)</text:p>
      <text:p text:style-name="Standard">{</text:p>
      <text:p text:style-name="Standard"><text:s text:c="3"/>int flag=0;</text:p>
      <text:p text:style-name="Standard"><text:s text:c="3"/>if(yyyy&gt;0)</text:p>
      <text:p text:style-name="Standard"><text:s text:c="4"/>if(mm&gt;0&amp;&amp;mm&lt;=12)</text:p>
      <text:p text:style-name="Standard"><text:s text:c="6"/>if(dd&gt;0&amp;&amp;dd&lt;=days_in_month(mm,yyyy))</text:p>
      <text:p text:style-name="Standard"><text:s text:c="6"/>flag=1;</text:p>
      <text:p text:style-name="Standard"><text:s text:c="3"/>return flag;</text:p>
      <text:p text:style-name="Standard">}</text:p>
      <text:p text:style-name="Standard">//............................................................................................................................................................//</text:p>
      <text:p text:style-name="Standard">int date::abs(int a)</text:p>
      <text:p text:style-name="Standard">{</text:p>
      <text:p text:style-name="Standard"><text:s text:c="4"/>if(a&lt;0)</text:p>
      <text:p text:style-name="Standard"><text:tab/>a=-1*a;</text:p>
      <text:p text:style-name="Standard"><text:s text:c="4"/>return a;</text:p>
      <text:p text:style-name="Standard">}</text:p>
      <text:p text:style-name="Standard">//______________________________________________________________________________//</text:p>
      <text:p text:style-name="Standard">void date::enter()</text:p>
      <text:p text:style-name="Standard">{</text:p>
      <text:p text:style-name="Standard"><text:s text:c="4"/>cout&lt;&lt;"\nenter date(dd)\t\t"; <text:s text:c="3"/>cin&gt;&gt;dd;</text:p>
      <text:p text:style-name="Standard"><text:s text:c="4"/>cout&lt;&lt;"enter month(mm)\t\t"; <text:s text:c="4"/>cin&gt;&gt;mm;</text:p>
      <text:p text:style-name="Standard"><text:s text:c="4"/>cout&lt;&lt;"enter year(yyyy)\t"; <text:s text:c="3"/>cin&gt;&gt;yyyy;</text:p>
      <text:p text:style-name="Standard">}</text:p>
      <text:p text:style-name="Standard">//............................................................................................................................................................//</text:p>
      <text:p text:style-name="Standard">void <text:s/>date::display()</text:p>
      <text:p text:style-name="Standard">{</text:p>
      <text:p text:style-name="Standard"><text:s text:c="4"/>cout&lt;&lt;dd&lt;&lt;"/"&lt;&lt;mm&lt;&lt;"/"&lt;&lt;yyyy;</text:p>
      <text:p text:style-name="Standard">}</text:p>
      <text:p text:style-name="Standard">//______________________________________________________________________________//</text:p>
      <text:p text:style-name="Standard"><text:tab/><text:tab/><text:tab/><text:tab/> <text:s text:c="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TO Contd....</text:p>
      <text:p text:style-name="Standard"><text:soft-page-break/><text:tab/><text:tab/><text:tab/><text:tab/> <text:s text:c="8"/>//Function To Add Days//</text:p>
      <text:p text:style-name="Standard">date date::newdate(date dt,int days_add)</text:p>
      <text:p text:style-name="Standard">{</text:p>
      <text:p text:style-name="Standard">date new_dt;</text:p>
      <text:p text:style-name="Standard">new_dt=dt;</text:p>
      <text:p text:style-name="Standard"/>
      <text:p text:style-name="Standard">if(check_valid(dt.dd,dt.mm,dt.yyyy)==1) <text:s/>//if date entered is valid</text:p>
      <text:p text:style-name="Standard">{</text:p>
      <text:p text:style-name="Standard">if(days_add&lt;0)</text:p>
      <text:p text:style-name="Standard"><text:s text:c="4"/>{</text:p>
      <text:p text:style-name="Standard"><text:tab/>for(int i=1;i&lt;=abs(days_add);i++)</text:p>
      <text:p text:style-name="Standard"><text:tab/> <text:s text:c="3"/>{</text:p>
      <text:p text:style-name="Standard"><text:tab/> <text:s text:c="3"/>new_dt.dd--;</text:p>
      <text:p text:style-name="Standard"><text:tab/> <text:s text:c="3"/>if(new_dt.dd&lt;1)</text:p>
      <text:p text:style-name="Standard"><text:tab/> <text:s text:c="3"/>{</text:p>
      <text:p text:style-name="Standard"><text:tab/> <text:s text:c="3"/>new_dt.mm--;</text:p>
      <text:p text:style-name="Standard"><text:tab/> <text:s text:c="3"/>if(new_dt.mm&lt;1)</text:p>
      <text:p text:style-name="Standard"><text:tab/><text:tab/>{</text:p>
      <text:p text:style-name="Standard"><text:tab/><text:tab/> <text:s text:c="3"/>new_dt.mm=12;</text:p>
      <text:p text:style-name="Standard"><text:tab/><text:tab/> <text:s text:c="3"/>new_dt.yyyy--;</text:p>
      <text:p text:style-name="Standard"><text:tab/><text:tab/>}</text:p>
      <text:p text:style-name="Standard"><text:tab/><text:tab/>new_dt.dd=days_in_month(new_dt.mm,new_dt.yyyy);</text:p>
      <text:p text:style-name="Standard"><text:tab/> <text:s text:c="3"/>}</text:p>
      <text:p text:style-name="Standard"><text:tab/> <text:s text:c="3"/>}</text:p>
      <text:p text:style-name="Standard"><text:s text:c="4"/>}<text:tab/></text:p>
      <text:p text:style-name="Standard">if(days_add&gt;0)</text:p>
      <text:p text:style-name="Standard"><text:tab/>{</text:p>
      <text:p text:style-name="Standard"><text:tab/>for(int i=1;i&lt;=abs(days_add);i++)</text:p>
      <text:p text:style-name="Standard"><text:tab/> <text:s text:c="3"/>{</text:p>
      <text:p text:style-name="Standard"><text:tab/><text:tab/>new_dt.dd++;</text:p>
      <text:p text:style-name="Standard"><text:tab/><text:tab/>if(new_dt.dd&gt;days_in_month(new_dt.mm,new_dt.yyyy))</text:p>
      <text:p text:style-name="Standard"><text:tab/><text:tab/> <text:s text:c="3"/>{</text:p>
      <text:p text:style-name="Standard"><text:tab/><text:tab/><text:tab/>new_dt.dd=1;</text:p>
      <text:p text:style-name="Standard"><text:tab/><text:tab/><text:tab/>new_dt.mm++;</text:p>
      <text:p text:style-name="Standard"><text:tab/><text:tab/><text:tab/> <text:s text:c="3"/>if(new_dt.mm&gt;12)</text:p>
      <text:p text:style-name="Standard"><text:tab/><text:tab/><text:tab/><text:tab/> <text:s text:c="3"/>{</text:p>
      <text:p text:style-name="Standard"><text:tab/><text:tab/><text:tab/><text:tab/> <text:s text:c="3"/>new_dt.mm=1;</text:p>
      <text:p text:style-name="Standard"><text:tab/><text:tab/><text:tab/><text:tab/> <text:s text:c="3"/>new_dt.yyyy++;</text:p>
      <text:p text:style-name="Standard"><text:tab/><text:tab/><text:tab/><text:tab/> <text:s text:c="3"/>}</text:p>
      <text:p text:style-name="Standard"><text:tab/><text:tab/> <text:s text:c="3"/>}</text:p>
      <text:p text:style-name="Standard"><text:tab/> <text:s text:c="3"/>}</text:p>
      <text:p text:style-name="Standard"><text:tab/>}</text:p>
      <text:p text:style-name="Standard">}</text:p>
      <text:p text:style-name="Standard">else</text:p>
      <text:p text:style-name="Standard"><text:s text:c="4"/>{</text:p>
      <text:p text:style-name="Standard"><text:tab/>cout&lt;&lt;"\ninvalid date press any key to exit";</text:p>
      <text:p text:style-name="Standard"><text:tab/>getch();</text:p>
      <text:p text:style-name="Standard"><text:tab/>exit(0);</text:p>
      <text:p text:style-name="Standard"><text:s text:c="4"/>}</text:p>
      <text:p text:style-name="Standard">return new_dt;</text:p>
      <text:p text:style-name="Standard">}</text:p>
      <text:p text:style-name="Standard"/>
      <text:p text:style-name="Standard"><text:soft-page-break/>//**********************************Void Main()**********************************//</text:p>
      <text:p text:style-name="Standard">void main()</text:p>
      <text:p text:style-name="Standard">{</text:p>
      <text:p text:style-name="Standard"><text:s text:c="4"/>clrscr();</text:p>
      <text:p text:style-name="Standard"><text:s text:c="4"/>int days_add;</text:p>
      <text:p text:style-name="Standard"><text:s text:c="4"/>date dt,new_dt;</text:p>
      <text:p text:style-name="Standard"/>
      <text:p text:style-name="Standard"><text:s text:c="4"/>cout&lt;&lt;"Enter Date\n";</text:p>
      <text:p text:style-name="Standard"><text:s text:c="4"/>dt.enter();</text:p>
      <text:p text:style-name="Standard"/>
      <text:p text:style-name="Standard"><text:s text:c="4"/>cout&lt;&lt;"\nEnter Days To Be Added Or Subtracted\t";</text:p>
      <text:p text:style-name="Standard"><text:s text:c="4"/>cin&gt;&gt;days_add;</text:p>
      <text:p text:style-name="Standard"/>
      <text:p text:style-name="Standard"><text:s text:c="4"/>new_dt=new_dt.newdate(dt,days_add);</text:p>
      <text:p text:style-name="Standard"><text:s text:c="4"/>cout&lt;&lt;"Your new date is ";</text:p>
      <text:p text:style-name="Standard"><text:s text:c="4"/>new_dt.display();</text:p>
      <text:p text:style-name="Standard"/>
      <text:p text:style-name="Standard"><text:s text:c="4"/>getch();</text:p>
      <text:p text:style-name="Standard">}</text:p>
      <text:p text:style-name="Standard">//********************************End Of Main***********************************//</text:p>
      <text:p text:style-name="P2"/>
      <text:p text:style-name="P2"/>
      <text:p text:style-name="P2">Output</text:p>
      <text:p text:style-name="P2"/>
      <text:p text:style-name="P2"><draw:frame draw:style-name="fr1" draw:name="graphics1" text:anchor-type="paragraph" svg:width="9.236cm" svg:height="4.286cm" draw:z-index="0"><draw:image xlink:href="Pictures/2000000700002413000010BF8B50EBA9.svm" xlink:type="simple" xlink:show="embed" xlink:actuate="onLoad"/></draw:frame></text:p>
      <text:p text:style-name="P2"><draw:frame draw:style-name="fr1" draw:name="graphics2" text:anchor-type="paragraph" svg:width="9.402cm" svg:height="3.812cm" draw:z-index="1"><draw:image xlink:href="Pictures/200000070000280000000EE34F0FA694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vesh </meta:initial-creator>
    <meta:creation-date>2014-07-14T15:24:51.95</meta:creation-date>
    <dc:date>2014-12-02T01:36:30.66</dc:date>
    <dc:creator>Divesh </dc:creator>
    <meta:editing-duration>PT25M39S</meta:editing-duration>
    <meta:editing-cycles>8</meta:editing-cycles>
    <meta:generator>OpenOffice/4.0.0$Win32 OpenOffice.org_project/400m3$Build-9702</meta:generator>
    <meta:document-statistic meta:table-count="0" meta:image-count="2" meta:object-count="0" meta:page-count="4" meta:paragraph-count="149" meta:word-count="259" meta:character-count="3875"/>
  </office:meta>
</office:document-meta>
</file>